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713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9.532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0.67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1.918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2.968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5.517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6.959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18.4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3.052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26.872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28.478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table:style-name="ce1" office:value-type="string" calcext:value-type="string">
            <text:p>FST</text:p>
          </table:table-cell>
          <table:table-cell table:style-name="ce1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FST</text:p>
          </table:table-cell>
          <table:table-cell table:style-name="ce1" office:value-type="string" calcext:value-type="string">
            <text:p>Type de fichier</text:p>
          </table:table-cell>
          <table:table-cell table:style-name="ce1" office:value-type="string" calcext:value-type="string">
            <text:p>TYPFI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G68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FST</text:p>
          </table:table-cell>
          <table:table-cell table:style-name="ce1" office:value-type="string" calcext:value-type="string">
            <text:p>Année de la période de transmission </text:p>
          </table:table-cell>
          <table:table-cell table:style-name="ce1" office:value-type="string" calcext:value-type="string">
            <text:p>ANP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 office:value-type="string" calcext:value-type="string">
            <text:p>Format 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FST</text:p>
          </table:table-cell>
          <table:table-cell table:style-name="ce1" office:value-type="string" calcext:value-type="string">
            <text:p>Mois de la période de transmission</text:p>
          </table:table-cell>
          <table:table-cell table:style-name="ce1" office:value-type="string" calcext:value-type="string">
            <text:p>MOP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 office:value-type="string" calcext:value-type="string">
            <text:p>Ex : 10 pour la transmission d’octobre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FS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TDE ou TSE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FST</text:p>
          </table:table-cell>
          <table:table-cell table:style-name="ce1" office:value-type="string" calcext:value-type="string">
            <text:p>Classe de distance</text:p>
          </table:table-cell>
          <table:table-cell table:style-name="ce1" office:value-type="string" calcext:value-type="string">
            <text:p>CLDIS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 office:value-type="string" calcext:value-type="string">
            <text:p><text:span text:style-name="T2">- pour TDE et TSE, valeur égale à 00 pour les transports de janvier-février - pour TDE, valeur égale à : 01 : [0-25 km[ 02 : [25-75 km[ 03 : [75-150 km[ 04 : [150-300 km[ 05 : [300-∞ km[ - pour TSE, valeur égale à : 06 : [0-40 km[ 07 : [40-80 km[ 08 : [80-160 km[ 09 : [160-∞ km[ </text:span>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FST</text:p>
          </table:table-cell>
          <table:table-cell table:style-name="ce1" office:value-type="string" calcext:value-type="string">
            <text:p>Mois du transport</text:p>
          </table:table-cell>
          <table:table-cell table:style-name="ce1" office:value-type="string" calcext:value-type="string">
            <text:p>MOT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 office:value-type="string" calcext:value-type="string">
            <text:p>01 pour janvier, 02 pour février, etc… 12 pour décembre Mois de la date de transport all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FST</text:p>
          </table:table-cell>
          <table:table-cell table:style-name="ce1" office:value-type="string" calcext:value-type="string">
            <text:p>Nombre de suppléments</text:p>
          </table:table-cell>
          <table:table-cell table:style-name="ce1" office:value-type="string" calcext:value-type="string">
            <text:p>NBSU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Espace</text:p>
          </table:table-cell>
          <table:table-cell table:style-name="ce1" office:value-type="string" calcext:value-type="string">
            <text:p>compléter par des espaces pour atteindre les 10 caractères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4.595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1:01.7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51:22.248000000</dc:date>
    <meta:editing-duration>PT3H2M1S</meta:editing-duration>
    <meta:editing-cycles>36</meta:editing-cycles>
    <meta:document-statistic meta:table-count="1" meta:cell-count="102" meta:object-count="0"/>
  </office:meta>
</office:document-meta>
</file>